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12" style:family="table-row">
      <style:table-row-properties style:row-height="23.95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15">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5"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2"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7"/>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LptUpFirstCmd" calcext:value-type="string">
            <text:p>LptUpFirstCmd</text:p>
          </table:table-cell>
          <table:table-cell table:formula="of:=[PusExtensionServices.F51]" office:value-type="string" office:string-value="LptUpInterCmd" calcext:value-type="string">
            <text:p>LptUpInterCmd</text:p>
          </table:table-cell>
          <table:table-cell table:formula="of:=[PusExtensionServices.F52]" office:value-type="string" office:string-value="LptUpLastCmd" calcext:value-type="string">
            <text:p>LptUpLastCmd</text:p>
          </table:table-cell>
          <table:table-cell table:formula="of:=[PusExtensionServices.F54]" office:value-type="string" office:string-value="LptStartDownCmd" calcext:value-type="string">
            <text:p>LptStartDownCmd</text:p>
          </table:table-cell>
          <table:table-cell table:formula="of:=[PusExtensionServices.F55]" office:value-type="string" office:string-value="LptAbortDownCmd" calcext:value-type="string">
            <text:p>LptAbortDownCmd</text:p>
          </table:table-cell>
          <table:table-cell table:formula="of:=[PusExtensionServices.F57]" office:value-type="string" office:string-value="AreYouAliveCmd" calcext:value-type="string">
            <text:p>AreYouAliveCmd</text:p>
          </table:table-cell>
          <table:table-cell table:formula="of:=[PusExtensionServices.F59]" office:value-type="string" office:string-value="OnBoardConnectCmd" calcext:value-type="string">
            <text:p>OnBoardConnectCmd</text:p>
          </table:table-cell>
          <table:table-cell table:number-columns-repeated="1007"/>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57]" office:value-type="string" office:string-value="Command (17,1) to Perform Are-You-Alive Connection Test" calcext:value-type="string">
            <text:p>Command (17,1) to Perform Are-You-Alive Connection Test</text:p>
          </table:table-cell>
          <table:table-cell table:formula="of:=&quot;Command (17,1) to &quot; &amp; [PusExtensionServices.E59]" office:value-type="string" office:string-value="Command (17,1) to Perform On-Board Connection Test" calcext:value-type="string">
            <text:p>Command (17,1) to Perform On-Board Connection Test</text:p>
          </table:table-cell>
          <table:table-cell table:number-columns-repeated="1007"/>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 8.5.2.5 of [PS-SP]</text:p>
          </table:table-cell>
          <table:table-cell table:style-name="ce2" office:value-type="string" calcext:value-type="string">
            <text:p>List of EIDs to be disabled with a layout as in clause 8.5.2.6 of [PS-SP]</text:p>
          </table:table-cell>
          <table:table-cell table:style-name="ce2" office:value-type="string" calcext:value-type="string">
            <text:p>None</text:p>
          </table:table-cell>
          <table:table-cell table:style-name="ce2" office:value-type="string" calcext:value-type="string">
            <text:p>Large message transaction identifier, part sequence number and part data for up-transfer with a layout as in clause 8.13.2.4 of [PS-SP]</text:p>
          </table:table-cell>
          <table:table-cell table:style-name="ce2" office:value-type="string" calcext:value-type="string">
            <text:p>Large message transaction identifier, part sequence number and part data for up-transfer with a layout as in clause 8.13.2.5 of [PS-SP]</text:p>
          </table:table-cell>
          <table:table-cell table:style-name="ce2" office:value-type="string" calcext:value-type="string">
            <text:p>Large message transaction identifier, part sequence number and part data for up-transfer with a layout as in clause 8.13.2.6 of [PS-SP]</text:p>
          </table:table-cell>
          <table:table-cell table:number-columns-repeated="2" table:style-name="ce2" office:value-type="string" calcext:value-type="string">
            <text:p>Large message transaction identifier</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07"/>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14" table:style-name="ce2" office:value-type="string" calcext:value-type="string">
            <text:p>None</text:p>
          </table:table-cell>
          <table:table-cell table:number-columns-repeated="1007"/>
        </table:table-row>
        <table:table-row table:style-name="ro1">
          <table:table-cell office:value-type="string" calcext:value-type="string">
            <text:p>Ready Check</text:p>
          </table:table-cell>
          <table:table-cell table:number-columns-repeated="16" table:style-name="ce2" office:value-type="string" calcext:value-type="string">
            <text:p>Return “command is ready'</text:p>
          </table:table-cell>
          <table:table-cell table:number-columns-repeated="1007"/>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2" office:value-type="string" calcext:value-type="string">
            <text:p>Run the Procedure Up-Transfer Start Action of figure \ref{fig:Cnd3s10Start}</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2"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07"/>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2"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2" office:value-type="string" calcext:value-type="string">
            <text:p>Configure the (5,8) report with a destination equal to the source of the (5,7) command, load it in the OutLoader, and set the action outcome to 'completed'</text:p>
          </table:table-cell>
          <table:table-cell table:style-name="ce2"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2"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2" office:value-type="string" calcext:value-type="string">
            <text:p>Send command StartDownTransfer to the LPT State Machine</text:p>
          </table:table-cell>
          <table:table-cell table:style-name="ce2" office:value-type="string" calcext:value-type="string">
            <text:p>Send command Abort to the LPT State Machine</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999"/>
        </table:table-row>
        <table:table-row table:style-name="ro11">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9"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07"/>
        </table:table-row>
        <table:table-row table:style-name="ro1">
          <table:table-cell table:style-name="ce2" office:value-type="string" calcext:value-type="string">
            <text:p>Abort Action</text:p>
          </table:table-cell>
          <table:table-cell table:number-columns-repeated="16" table:style-name="ce2" office:value-type="string" calcext:value-type="string">
            <text:p>Do nothing</text:p>
          </table:table-cell>
          <table:table-cell table:number-columns-repeated="1007"/>
        </table:table-row>
        <table:table-row table:style-name="ro12">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10" table:style-name="ce2" office:value-type="string" calcext:value-type="string">
            <text:p>Do nothing (no progress reports are generated by this command)</text:p>
          </table:table-cell>
          <table:table-cell table:number-columns-repeated="1007"/>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47]" office:value-type="string" office:string-value="LptDownFirstRep" calcext:value-type="string">
            <text:p>LptDownFirstRep</text:p>
          </table:table-cell>
          <table:table-cell table:style-name="ce1" table:formula="of:=[PusExtensionServices.F48]" office:value-type="string" office:string-value="LptDownInterRep" calcext:value-type="string">
            <text:p>LptDownInterRep</text:p>
          </table:table-cell>
          <table:table-cell table:style-name="ce1" table:formula="of:=[PusExtensionServices.F49]" office:value-type="string" office:string-value="LptDownLastRep" calcext:value-type="string">
            <text:p>LptDownLastRep</text:p>
          </table:table-cell>
          <table:table-cell table:style-name="ce1" table:formula="of:=[PusExtensionServices.F53]" office:value-type="string" office:string-value="LptUpAbortRep" calcext:value-type="string">
            <text:p>LptUpAbortRep</text:p>
          </table:table-cell>
          <table:table-cell table:style-name="ce1" table:formula="of:=[PusExtensionServices.F58]" office:value-type="string" office:string-value="AreYouAliveRep" calcext:value-type="string">
            <text:p>AreYouAliveRep</text:p>
          </table:table-cell>
          <table:table-cell table:style-name="ce1" table:formula="of:=[PusExtensionServices.F60]"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47]" office:value-type="string" office:string-value="First Downlink Part Report" calcext:value-type="string">
            <text:p>First Downlink Part Report</text:p>
          </table:table-cell>
          <table:table-cell table:style-name="ce1" table:formula="of:=[PusExtensionServices.E48]" office:value-type="string" office:string-value="Intermediate Downlink Report" calcext:value-type="string">
            <text:p>Intermediate Downlink Report</text:p>
          </table:table-cell>
          <table:table-cell table:style-name="ce1" table:formula="of:=[PusExtensionServices.E49]" office:value-type="string" office:string-value="Last Downlink Part Report" calcext:value-type="string">
            <text:p>Last Downlink Part Report</text:p>
          </table:table-cell>
          <table:table-cell table:style-name="ce1" table:formula="of:=[PusExtensionServices.E53]"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0/00/0000</text:date>, <text:time style:data-style-name="N2" text:time-value="20:24:07.3482905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9T20:28:29.634448328</dc:date>
    <meta:editing-duration>P22DT8H57M45S</meta:editing-duration>
    <meta:editing-cycles>369</meta:editing-cycles>
    <meta:document-statistic meta:table-count="3" meta:cell-count="587"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